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OX-SIZING</text:span>: CONTENT-BOX(WIDTH DOAR CONTINUTULUI): width+2*border+2*padding</text:p>
      <text:p text:style-name="Standard"><text:span text:style-name="T1">BORDER-BOX</text:span>:width e toata pagina: width-2*border-2*padding</text:p>
      <text:p text:style-name="Standard"><text:span text:style-name="T1">PADDING</text:span>:are si top,bottom,left,r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8T23:32:28.72</meta:creation-date>
    <meta:document-statistic meta:table-count="0" meta:image-count="0" meta:object-count="0" meta:page-count="1" meta:paragraph-count="3" meta:word-count="13" meta:character-count="168"/>
    <dc:date>2020-03-08T23:36:37.89</dc:date>
    <meta:editing-duration>PT4M16S</meta:editing-duration>
    <meta:editing-cycles>1</meta:editing-cycles>
    <meta:generator>OpenOffice/4.1.7$Win32 OpenOffice.org_project/417m1$Build-9800</meta:generator>
  </office:meta>
</office:document-meta>
</file>